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8" style:family="table">
      <style:table-properties style:width="13.614cm" fo:margin-left="-0.321cm" fo:margin-right="0.002cm" table:align="margins"/>
    </style:style>
    <style:style style:name="Таблица8.A" style:family="table-column">
      <style:table-column-properties style:column-width="4.57cm" style:rel-column-width="22000*"/>
    </style:style>
    <style:style style:name="Таблица8.B" style:family="table-column">
      <style:table-column-properties style:column-width="4.306cm" style:rel-column-width="20726*"/>
    </style:style>
    <style:style style:name="Таблица8.C" style:family="table-column">
      <style:table-column-properties style:column-width="0.432cm" style:rel-column-width="2080*"/>
    </style:style>
    <style:style style:name="Таблица8.D" style:family="table-column">
      <style:table-column-properties style:column-width="4.306cm" style:rel-column-width="20729*"/>
    </style:style>
    <style:style style:name="Таблица8.A1" style:family="table-cell">
      <style:table-cell-properties style:vertical-align="bottom" fo:padding="0.097cm" fo:border="none"/>
    </style:style>
    <style:style style:name="Таблица8.B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8.2" style:family="table-row">
      <style:table-row-properties style:min-row-height="0.901cm"/>
    </style:style>
    <style:style style:name="Таблица1" style:family="table">
      <style:table-properties style:width="13.614cm" fo:margin-left="-0.321cm" fo:margin-right="0.002cm" table:align="margins"/>
    </style:style>
    <style:style style:name="Таблица1.A" style:family="table-column">
      <style:table-column-properties style:column-width="4.57cm" style:rel-column-width="22000*"/>
    </style:style>
    <style:style style:name="Таблица1.B" style:family="table-column">
      <style:table-column-properties style:column-width="4.306cm" style:rel-column-width="20726*"/>
    </style:style>
    <style:style style:name="Таблица1.C" style:family="table-column">
      <style:table-column-properties style:column-width="0.432cm" style:rel-column-width="2080*"/>
    </style:style>
    <style:style style:name="Таблица1.D" style:family="table-column">
      <style:table-column-properties style:column-width="4.306cm" style:rel-column-width="20729*"/>
    </style:style>
    <style:style style:name="Таблица1.1" style:family="table-row">
      <style:table-row-properties style:min-row-height="0.901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0.002cm solid #000000" fo:border-bottom="0.002cm solid #000000"/>
    </style:style>
    <style:style style:name="P1" style:family="paragraph" style:parent-style-name="Standard"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style:text-underline-style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1pt" fo:language="ru" fo:country="RU" style:font-size-asian="11pt" style:font-size-complex="11pt"/>
    </style:style>
    <style:style style:name="P7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P8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9" style:family="paragraph" style:parent-style-name="Table_20_Contents">
      <style:text-properties fo:font-size="12pt" fo:language="ru" fo:country="RU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12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-0.24cm" fo:margin-right="0cm" fo:text-align="start" style:justify-single-word="false" fo:text-indent="0cm" style:auto-text-indent="false">
        <style:tab-stops/>
      </style:paragraph-properties>
      <style:text-properties fo:font-size="12pt" fo:language="ru" fo:country="RU" style:font-size-asian="12pt" style:font-size-complex="12pt"/>
    </style:style>
    <style:style style:name="P17" style:family="paragraph" style:parent-style-name="Standard">
      <style:paragraph-properties fo:margin-left="0cm" fo:margin-right="1.827cm" fo:text-align="end" style:justify-single-word="false" fo:text-indent="0cm" style:auto-text-indent="false"/>
      <style:text-properties fo:font-size="11pt" fo:language="ru" fo:country="RU" style:font-size-asian="11pt" style:font-size-complex="11pt"/>
    </style:style>
    <style:style style:name="P18" style:family="paragraph" style:parent-style-name="Standard">
      <style:paragraph-properties fo:margin-left="0cm" fo:margin-right="1.827cm" fo:text-align="end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19" style:family="paragraph" style:parent-style-name="Standard" style:list-style-name="L1">
      <style:paragraph-properties fo:text-align="end" style:justify-single-word="false"/>
      <style:text-properties fo:font-size="11pt" fo:language="en" fo:country="US" style:font-size-asian="11pt" style:font-size-complex="11pt"/>
    </style:style>
    <style:style style:name="P20" style:family="paragraph" style:parent-style-name="Standard" style:list-style-name="L1">
      <style:paragraph-properties fo:margin-left="-0.24cm" fo:margin-right="0cm" fo:text-align="start" style:justify-single-word="false" fo:text-indent="0cm" style:auto-text-indent="false">
        <style:tab-stops/>
      </style:paragraph-properties>
      <style:text-properties fo:font-size="12pt" fo:language="ru" fo:country="RU" style:font-size-asian="12pt" style:font-size-complex="12pt"/>
    </style:style>
    <style:style style:name="P21" style:family="paragraph">
      <style:paragraph-properties>
        <style:tab-stops>
          <style:tab-stop style:position="0cm" style:type="right" style:leader-style="solid" style:leader-text="_"/>
        </style:tab-stops>
      </style:paragraph-properties>
    </style:style>
    <style:style style:name="P22" style:family="paragraph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style:font-size-asian="12pt" style:font-size-complex="12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language="en" fo:country="US" style:font-size-asian="12pt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6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2" svg:width="13.553cm" svg:height="0.514cm" svg:x="1.254cm" svg:y="12.208cm">
        <draw:text-box>
          <text:p text:style-name="P21"><text:span text:style-name="T3">Показание одометра:</text:span><text:span text:style-name="T4"> </text:span><text:span text:style-name="T5">[onshow.odometer]</text:span></text:p>
        </draw:text-box>
      </draw:frame>
      <draw:frame text:anchor-type="page" text:anchor-page-number="1" draw:z-index="1" draw:style-name="gr1" draw:text-style-name="P22" svg:width="13.553cm" svg:height="0.514cm" svg:x="1.254cm" svg:y="13.319cm">
        <draw:text-box>
          <text:p text:style-name="P21"><text:span text:style-name="T3">Время факт. ремонта:</text:span><text:span text:style-name="T4"> </text:span><text:span text:style-name="T3">с </text:span><text:span text:style-name="T5">[onshow.rep_start_date] по [onshow.rep_end_date]</text:span></text:p>
        </draw:text-box>
      </draw:frame>
      <draw:frame text:anchor-type="page" text:anchor-page-number="1" draw:z-index="2" draw:style-name="gr1" draw:text-style-name="P22" svg:width="13.553cm" svg:height="0.514cm" svg:x="1.254cm" svg:y="12.764cm">
        <draw:text-box>
          <text:p text:style-name="P21"><text:span text:style-name="T3">Время ожидания:</text:span><text:span text:style-name="T4"> </text:span><text:span text:style-name="T3">с </text:span><text:span text:style-name="T5">[onshow.wait_start_date] по [onshow.wait_end_date]</text:span></text:p>
        </draw:text-box>
      </draw:frame>
      <draw:frame text:anchor-type="page" text:anchor-page-number="1" draw:z-index="3" draw:style-name="gr2" draw:text-style-name="P22" svg:width="13.553cm" svg:height="1.747cm" svg:x="1.254cm" svg:y="10.696cm">
        <draw:text-box>
          <text:p text:style-name="P21"><text:span text:style-name="T3">Израсходованные материалы:</text:span><text:span text:style-name="T4"> </text:span><text:span text:style-name="T5">[onshow.expended_materials]</text:span></text:p>
        </draw:text-box>
      </draw:frame>
      <draw:frame text:anchor-type="page" text:anchor-page-number="1" draw:z-index="4" draw:style-name="gr3" draw:text-style-name="P22" svg:width="13.553cm" svg:height="1.773cm" svg:x="1.254cm" svg:y="9.183cm">
        <draw:text-box>
          <text:p text:style-name="P21"><text:span text:style-name="T3">Выполненные работы:</text:span><text:span text:style-name="T4"> </text:span><text:span text:style-name="T5">[onshow.work_performed]</text:span></text:p>
        </draw:text-box>
      </draw:frame>
      <draw:frame text:anchor-type="page" text:anchor-page-number="1" draw:z-index="5" draw:style-name="gr4" draw:text-style-name="P23" svg:width="13.505cm" svg:height="1.165cm" svg:x="1.302cm" svg:y="5.593cm">
        <draw:text-box>
          <text:p><text:span text:style-name="T6">Учреждение: МКУ </text:span><text:span text:style-name="T3">«</text:span><text:span text:style-name="T6">ЦииМТО</text:span><text:span text:style-name="T3">»</text:span></text:p>
        </draw:text-box>
      </draw:frame>
      <draw:frame text:anchor-type="page" text:anchor-page-number="1" draw:z-index="6" draw:style-name="gr5" draw:text-style-name="P22" svg:width="13.553cm" svg:height="1.17cm" svg:x="1.254cm" svg:y="8.156cm">
        <draw:text-box>
          <text:p text:style-name="P21"><text:span text:style-name="T3">Причина ремонта:</text:span><text:span text:style-name="T4"> </text:span><text:span text:style-name="T5">[onshow.reason]</text:span></text:p>
        </draw:text-box>
      </draw:frame>
      <draw:frame text:anchor-type="page" text:anchor-page-number="1" draw:z-index="7" draw:style-name="gr6" draw:text-style-name="P23" svg:width="13.553cm" svg:height="0.583cm" svg:x="1.254cm" svg:y="7.648cm">
        <draw:text-box>
          <text:p text:style-name="P21"><text:span text:style-name="T3">Гос. номер: </text:span><text:span text:style-name="T5">[onshow.car_num]</text:span></text:p>
        </draw:text-box>
      </draw:frame>
      <draw:frame text:anchor-type="page" text:anchor-page-number="1" draw:z-index="8" draw:style-name="gr6" draw:text-style-name="P23" svg:width="13.553cm" svg:height="0.583cm" svg:x="1.254cm" svg:y="7.116cm">
        <draw:text-box>
          <text:p text:style-name="P21"><text:span text:style-name="T3">Транспортное средство: </text:span><text:span text:style-name="T5">[onshow.car]</text:span></text:p>
        </draw:text-box>
      </draw:frame>
      <draw:frame text:anchor-type="page" text:anchor-page-number="1" draw:z-index="9" draw:style-name="gr6" draw:text-style-name="P23" svg:width="13.53cm" svg:height="0.583cm" svg:x="1.277cm" svg:y="6.583cm">
        <draw:text-box>
          <text:p text:style-name="P21"><text:span text:style-name="T3">Ответственный:</text:span><text:span text:style-name="T4"> </text:span><text:span text:style-name="T5">[onshow.responsible]</text:span></text:p>
        </draw:text-box>
      </draw:frame>
      <draw:line text:anchor-type="page" text:anchor-page-number="1" draw:z-index="10" draw:style-name="gr7" draw:text-style-name="P24" svg:x1="3.784cm" svg:y1="6.096cm" svg:x2="14.807cm" svg:y2="6.096cm">
        <text:p/>
      </draw:line>
      <draw:line text:anchor-type="page" text:anchor-page-number="1" draw:z-index="11" draw:style-name="gr7" draw:text-style-name="P24" svg:x1="1.272cm" svg:y1="6.583cm" svg:x2="14.782cm" svg:y2="6.583cm">
        <text:p/>
      </draw:line>
      <draw:line text:anchor-type="page" text:anchor-page-number="1" draw:z-index="12" draw:style-name="gr7" draw:text-style-name="P24" svg:x1="5.66cm" svg:y1="7.624cm" svg:x2="14.806cm" svg:y2="7.624cm">
        <text:p/>
      </draw:line>
      <draw:line text:anchor-type="page" text:anchor-page-number="1" draw:z-index="13" draw:style-name="gr7" draw:text-style-name="P24" svg:x1="3.374cm" svg:y1="8.156cm" svg:x2="14.806cm" svg:y2="8.156cm">
        <text:p/>
      </draw:line>
      <draw:line text:anchor-type="page" text:anchor-page-number="1" draw:z-index="14" draw:style-name="gr7" draw:text-style-name="P24" svg:x1="4.639cm" svg:y1="8.671cm" svg:x2="14.806cm" svg:y2="8.671cm">
        <text:p/>
      </draw:line>
      <draw:line text:anchor-type="page" text:anchor-page-number="1" draw:z-index="15" draw:style-name="gr7" draw:text-style-name="P24" svg:x1="1.254cm" svg:y1="9.158cm" svg:x2="14.806cm" svg:y2="9.158cm">
        <text:p/>
      </draw:line>
      <draw:line text:anchor-type="page" text:anchor-page-number="1" draw:z-index="16" draw:style-name="gr7" draw:text-style-name="P24" svg:x1="5.394cm" svg:y1="9.698cm" svg:x2="14.806cm" svg:y2="9.698cm">
        <text:p/>
      </draw:line>
      <draw:line text:anchor-type="page" text:anchor-page-number="1" draw:z-index="17" draw:style-name="gr7" draw:text-style-name="P24" svg:x1="1.254cm" svg:y1="10.183cm" svg:x2="14.806cm" svg:y2="10.183cm">
        <text:p/>
      </draw:line>
      <draw:line text:anchor-type="page" text:anchor-page-number="1" draw:z-index="18" draw:style-name="gr7" draw:text-style-name="P24" svg:x1="1.254cm" svg:y1="10.672cm" svg:x2="14.806cm" svg:y2="10.672cm">
        <text:p/>
      </draw:line>
      <draw:line text:anchor-type="page" text:anchor-page-number="1" draw:z-index="19" draw:style-name="gr7" draw:text-style-name="P24" svg:x1="6.706cm" svg:y1="11.229cm" svg:x2="14.806cm" svg:y2="11.229cm">
        <text:p/>
      </draw:line>
      <draw:line text:anchor-type="page" text:anchor-page-number="1" draw:z-index="20" draw:style-name="gr7" draw:text-style-name="P24" svg:x1="1.254cm" svg:y1="12.195cm" svg:x2="14.806cm" svg:y2="12.195cm">
        <text:p/>
      </draw:line>
      <draw:line text:anchor-type="page" text:anchor-page-number="1" draw:z-index="21" draw:style-name="gr7" draw:text-style-name="P24" svg:x1="1.254cm" svg:y1="11.691cm" svg:x2="14.806cm" svg:y2="11.691cm">
        <text:p/>
      </draw:line>
      <draw:line text:anchor-type="page" text:anchor-page-number="1" draw:z-index="22" draw:style-name="gr7" draw:text-style-name="P24" svg:x1="4.255cm" svg:y1="7.116cm" svg:x2="14.807cm" svg:y2="7.116cm">
        <text:p/>
      </draw:line>
      <draw:line text:anchor-type="page" text:anchor-page-number="1" draw:z-index="23" draw:style-name="gr7" draw:text-style-name="P24" svg:x1="5.108cm" svg:y1="12.721cm" svg:x2="14.806cm" svg:y2="12.721cm">
        <text:p/>
      </draw:line>
      <draw:line text:anchor-type="page" text:anchor-page-number="1" draw:z-index="24" draw:style-name="gr7" draw:text-style-name="P24" svg:x1="4.507cm" svg:y1="13.296cm" svg:x2="14.806cm" svg:y2="13.296cm">
        <text:p/>
      </draw:line>
      <draw:line text:anchor-type="page" text:anchor-page-number="1" draw:z-index="25" draw:style-name="gr7" draw:text-style-name="P24" svg:x1="5.181cm" svg:y1="13.852cm" svg:x2="14.807cm" svg:y2="13.852cm">
        <text:p/>
      </draw:line>
      <text:p text:style-name="P17">Утверждаю</text:p>
      <text:p text:style-name="P6">Заместитель директора</text:p>
      <text:p text:style-name="P6">по технической эксплуатации зданий </text:p>
      <text:p text:style-name="P6">и автомобильного транспорта</text:p>
      <text:p text:style-name="P6">МКУ «Ц<text:span text:style-name="T1">И</text:span>иМТО»</text:p>
      <text:p text:style-name="P6">____________ Олешевец А.А.</text:p>
      <text:list xml:id="list4130389241040073733" text:style-name="L1">
        <text:list-header>
          <text:p text:style-name="P19">[onshow.date]</text:p>
        </text:list-header>
      </text:list>
      <text:p text:style-name="P2">АКТ</text:p>
      <text:p text:style-name="P2">выполненных работ № <text:span text:style-name="T2">[onshow.act_num]</text:span></text:p>
      <text:p text:style-name="P5"/>
      <text:p text:style-name="P3"/>
      <text:p text:style-name="P3"/>
      <text:p text:style-name="P3"/>
      <text:p text:style-name="P3"/>
      <text:p text:style-name="P3"/>
      <text:p text:style-name="P4"/>
      <text:p text:style-name="P8"/>
      <text:p text:style-name="P8"/>
      <text:p text:style-name="P11"/>
      <text:p text:style-name="P11"/>
      <text:p text:style-name="P11"/>
      <text:p text:style-name="P11"/>
      <text:p text:style-name="P8"/>
      <text:p text:style-name="P7"/>
      <text:p text:style-name="P12"/>
      <text:p text:style-name="P12"/>
      <text:p text:style-name="P12"/>
      <text:p text:style-name="P1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">Водитель </text:p>
            <text:p text:style-name="P1">МКУ «ЦИиМТО»</text:p>
          </table:table-cell>
          <table:table-cell table:style-name="Таблица8.B1" office:value-type="string">
            <text:p text:style-name="P14"/>
          </table:table-cell>
          <table:table-cell table:style-name="Таблица8.A1" office:value-type="string">
            <text:p text:style-name="P15">/</text:p>
          </table:table-cell>
          <table:table-cell table:style-name="Таблица8.B1" office:value-type="string">
            <text:p text:style-name="P13">[onshow.driver]</text:p>
          </table:table-cell>
        </table:table-row>
        <table:table-row table:style-name="Таблица8.2">
          <table:table-cell table:style-name="Таблица8.A1" office:value-type="string">
            <text:p text:style-name="P9">Механик</text:p>
          </table:table-cell>
          <table:table-cell table:style-name="Таблица8.B1" office:value-type="string">
            <text:p text:style-name="P14"/>
          </table:table-cell>
          <table:table-cell table:style-name="Таблица8.A1" office:value-type="string">
            <text:p text:style-name="P15">/</text:p>
          </table:table-cell>
          <table:table-cell table:style-name="Таблица8.B1" office:value-type="string">
            <text:p text:style-name="P13">[onshow.mechanic]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9">Начальник гаража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5">/</text:p>
          </table:table-cell>
          <table:table-cell table:style-name="Таблица1.B1" office:value-type="string">
            <text:p text:style-name="P10">Губенко А.С.</text:p>
          </table:table-cell>
        </table:table-row>
      </table:table>
      <text:p text:style-name="P1"/>
      <text:p text:style-name="P1"/>
      <text:list xml:id="list37277861" text:continue-numbering="true" text:style-name="L1">
        <text:list-header>
          <text:p text:style-name="P20">[onshow.date]</text:p>
        </text:list-header>
      </text:list>
      <text:p text:style-name="P16"/>
      <text:p text:style-name="P1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58cm" fo:margin-bottom="1.325cm" fo:margin-left="1.499cm" fo:margin-right="1.113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6M11S</meta:editing-duration>
    <meta:editing-cycles>14</meta:editing-cycles>
    <meta:generator>OpenOffice.org/3.4.1$Win32 OpenOffice.org_project/341m1$Build-9593</meta:generator>
    <dc:date>2014-02-03T17:11:20.50</dc:date>
    <meta:document-statistic meta:table-count="2" meta:image-count="0" meta:object-count="0" meta:page-count="1" meta:paragraph-count="20" meta:word-count="35" meta:character-count="286"/>
    <meta:user-defined meta:name="Info 1"/>
    <meta:user-defined meta:name="Info 2"/>
    <meta:user-defined meta:name="Info 3"/>
    <meta:user-defined meta:name="Info 4"/>
  </office:meta>
</office:document-meta>
</file>